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NodeAttic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Attic.get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ildNodeAttic.contains( Name name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ildNodeAttic.get( Name name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ildNodeAttic.get( String uniqu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ildNodeAttic.add( NodeEntryImpl moved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Attic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NodeAttic.ChildNodeAt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ildNodeAttic.contains( Name name , int index , String unique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ildNodeAttic.remove( NodeEntryImpl moved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ildNodeAttic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